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rsid="001e4217" officeooo:paragraph-rsid="001e4217"/>
    </style:style>
    <style:style style:name="P2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rsid="001f9a8b" officeooo:paragraph-rsid="0020d30b"/>
    </style:style>
    <style:style style:name="P3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rsid="001f9a8b" officeooo:paragraph-rsid="001f9a8b"/>
    </style:style>
    <style:style style:name="P4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rsid="001f9a8b" officeooo:paragraph-rsid="00237e0f"/>
    </style:style>
    <style:style style:name="P5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rsid="00220d50" officeooo:paragraph-rsid="00220d50"/>
    </style:style>
    <style:style style:name="P6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rsid="0020d30b" officeooo:paragraph-rsid="0020d30b"/>
    </style:style>
    <style:style style:name="P7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310b9"/>
    </style:style>
    <style:style style:name="P8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rsid="00237e0f" officeooo:paragraph-rsid="00237e0f"/>
    </style:style>
    <style:style style:name="T1" style:family="text">
      <style:text-properties officeooo:rsid="0020d30b"/>
    </style:style>
    <style:style style:name="T2" style:family="text">
      <style:text-properties officeooo:rsid="002310b9"/>
    </style:style>
    <style:style style:name="T3" style:family="text">
      <style:text-properties officeooo:rsid="00237e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ao terminal</text:p>
      <text:p text:style-name="P1"><text:s/></text:p>
      <text:p text:style-name="P2">“.” - diretório atual e “..” - diretório acima</text:p>
      <text:p text:style-name="P2">Arquivos ocultos – <text:span text:style-name="T1">guardam preferências, estados de um programa, escondem arquivos</text:span></text:p>
      <text:p text:style-name="P1">Kernel - é o responsável por gerenciar todos os recursos do computador em SOs baseados em Unix</text:p>
      <text:p text:style-name="P1">Shell - interface por meio da qual acessamos nosso SO, permite receber comandos amigáveis e enviar ações para o kernel. Ex: bash (mais comum), o dash e o fish. Ctrl + alt + t</text:p>
      <text:p text:style-name="P1"/>
      <text:p text:style-name="P1"/>
      <text:p text:style-name="P1">Comandos Linux</text:p>
      <text:p text:style-name="P5">cat despesas.txt – concatenar, joga na tela o conteúdo do arquivo</text:p>
      <text:p text:style-name="P6">cd - - volta para o diretório anterior</text:p>
      <text:p text:style-name="P6">cd /pasta1/pasta2/pasta3 – entra na pasta3 a partir da pasta atual</text:p>
      <text:p text:style-name="P3">cd .. - sobe 1 diretório</text:p>
      <text:p text:style-name="P3">cd ~ - change directory, “~” faz referência ao diretório do /home/user.</text:p>
      <text:p text:style-name="P8">clear – limpa o shell</text:p>
      <text:p text:style-name="P5">cp despesas.txt despesas_gerais.txt – copia o conteúdo do .txt para um novo .txt</text:p>
      <text:p text:style-name="P5">cp despesas.txt educacao/ - <text:s/>copia o conteúdo do .txt para um diretório</text:p>
      <text:p text:style-name="P5">cp -r educacao/ educacao_copia – <text:span text:style-name="T2">copia diretório, usar -r de recursivo</text:span></text:p>
      <text:p text:style-name="P7">cp -r educacao<text:span text:style-name="T2">1/</text:span> educacao<text:span text:style-name="T2">2/</text:span> novo_diretorio/ - <text:span text:style-name="T2">copia os 2 primeiros diretórios para o 3º diretório</text:span></text:p>
      <text:p text:style-name="P3">ls – list, lista o conteúdo do diretório atual</text:p>
      <text:p text:style-name="P3">ls -a – mostra todos arquivos e diretórios, inclusive os ocultos</text:p>
      <text:p text:style-name="P3">ls -l – é o list com mais detalhes</text:p>
      <text:p text:style-name="P3">gedit despesas.txt – <text:span text:style-name="T1">abre um editor de texto</text:span></text:p>
      <text:p text:style-name="P3">mkdir newDiretocry – make directory</text:p>
      <text:p text:style-name="P3">mv despesas.txt educacao – <text:span text:style-name="T2">move um ou mais arquivos para o diretório de destino, o último argumento é o destino</text:span></text:p>
      <text:p text:style-name="P3">mv nome_original.txt nome_novo.txt – <text:span text:style-name="T2">renomeia o arquivo</text:span></text:p>
      <text:p text:style-name="P4">mv banheiro/ cozinha/ casa/ - <text:span text:style-name="T3">move os </text:span><text:span text:style-name="T2">2 primeiros diretórios para o 3º diretório</text:span></text:p>
      <text:p text:style-name="P1">pwd – print working directory</text:p>
      <text:p text:style-name="P8"><text:soft-page-break/>rm * - remove todos os arquivos que estão dentro do diretório atual</text:p>
      <text:p text:style-name="P1">rm educacao – <text:span text:style-name="T3">remove o diretório “educacao”</text:span></text:p>
      <text:p text:style-name="P1">rm -r casa/ - <text:span text:style-name="T3">remove o diretório recursivamente</text:span></text:p>
      <text:p text:style-name="P6">touch texto.txt – toca um arquivo e atualiza a data de modificação, também cria um novo arquivo texto </text:p>
      <text:p text:style-name="P6">touch .salario.txt – cria um arquivo ocul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20:43:31.710821389</meta:creation-date>
    <meta:generator>LibreOffice/6.4.7.2$Linux_X86_64 LibreOffice_project/40$Build-2</meta:generator>
    <dc:date>2022-03-12T23:33:30.290614408</dc:date>
    <meta:editing-duration>PT1H16M4S</meta:editing-duration>
    <meta:editing-cycles>1</meta:editing-cycles>
    <meta:document-statistic meta:table-count="0" meta:image-count="0" meta:object-count="0" meta:page-count="2" meta:paragraph-count="31" meta:word-count="304" meta:character-count="1836" meta:non-whitespace-character-count="1542"/>
  </office:meta>
</office:document-meta>
</file>